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Ubuntu" officeooo:rsid="0015f11b" officeooo:paragraph-rsid="0015f11b"/>
    </style:style>
    <style:style style:name="P2" style:family="paragraph" style:parent-style-name="Standard">
      <style:text-properties style:font-name="Ubuntu" officeooo:rsid="0015f11b" officeooo:paragraph-rsid="001afe89"/>
    </style:style>
    <style:style style:name="P3" style:family="paragraph" style:parent-style-name="Standard">
      <style:text-properties style:font-name="Ubuntu" officeooo:rsid="001afe89" officeooo:paragraph-rsid="001afe89"/>
    </style:style>
    <style:style style:name="P4" style:family="paragraph" style:parent-style-name="Standard">
      <style:text-properties style:font-name="Ubuntu" fo:font-size="14pt" fo:font-weight="bold" officeooo:rsid="00231bbf" officeooo:paragraph-rsid="00231bbf" style:font-size-asian="14pt" style:font-weight-asian="bold" style:font-size-complex="14pt" style:font-weight-complex="bold"/>
    </style:style>
    <style:style style:name="P5" style:family="paragraph" style:parent-style-name="Standard">
      <style:text-properties style:font-name="Ubuntu" officeooo:rsid="00231bbf" officeooo:paragraph-rsid="00323c88"/>
    </style:style>
    <style:style style:name="P6" style:family="paragraph" style:parent-style-name="Standard">
      <style:text-properties style:font-name="Ubuntu" officeooo:rsid="0060343c" officeooo:paragraph-rsid="00604aab"/>
    </style:style>
    <style:style style:name="P7" style:family="paragraph" style:parent-style-name="Standard">
      <style:text-properties style:font-name="Ubuntu" officeooo:rsid="00604aab" officeooo:paragraph-rsid="00604aab"/>
    </style:style>
    <style:style style:name="P8" style:family="paragraph" style:parent-style-name="Standard">
      <style:text-properties style:font-name="Ubuntu" officeooo:rsid="00604aab" officeooo:paragraph-rsid="0071896f"/>
    </style:style>
    <style:style style:name="P9" style:family="paragraph" style:parent-style-name="Standard">
      <style:paragraph-properties fo:text-align="justify" style:justify-single-word="false"/>
      <style:text-properties style:font-name="Ubuntu" officeooo:rsid="00604aab" officeooo:paragraph-rsid="00604aab"/>
    </style:style>
    <style:style style:name="P10" style:family="paragraph" style:parent-style-name="Standard">
      <style:text-properties style:font-name="Ubuntu" officeooo:rsid="006ad0e7" officeooo:paragraph-rsid="0071896f"/>
    </style:style>
    <style:style style:name="P11" style:family="paragraph" style:parent-style-name="Standard">
      <style:paragraph-properties fo:text-align="justify" style:justify-single-word="false"/>
      <style:text-properties style:font-name="Ubuntu" officeooo:rsid="0077ff2c" officeooo:paragraph-rsid="007483a5"/>
    </style:style>
    <style:style style:name="P12" style:family="paragraph" style:parent-style-name="Standard">
      <style:text-properties style:font-name="Ubuntu" officeooo:rsid="007c8504" officeooo:paragraph-rsid="007c8504"/>
    </style:style>
    <style:style style:name="P13" style:family="paragraph" style:parent-style-name="Table_20_Contents">
      <style:text-properties style:font-name="Ubuntu" officeooo:rsid="001afe89" officeooo:paragraph-rsid="001afe89"/>
    </style:style>
    <style:style style:name="P14" style:family="paragraph" style:parent-style-name="Table_20_Contents">
      <style:text-properties style:font-name="Ubuntu" fo:font-size="14pt" fo:font-weight="bold" officeooo:rsid="001afe89" officeooo:paragraph-rsid="001afe89" style:font-size-asian="14pt" style:font-weight-asian="bold" style:font-size-complex="14pt" style:font-weight-complex="bold"/>
    </style:style>
    <style:style style:name="P15" style:family="paragraph" style:parent-style-name="Table_20_Contents">
      <style:text-properties style:font-name="Ubuntu" officeooo:rsid="0028ad1c" officeooo:paragraph-rsid="0028ad1c"/>
    </style:style>
    <style:style style:name="P16" style:family="paragraph" style:parent-style-name="Standard">
      <style:paragraph-properties fo:text-align="justify" style:justify-single-word="false"/>
      <style:text-properties style:font-name="Ubuntu" officeooo:rsid="0060343c" officeooo:paragraph-rsid="0060343c"/>
    </style:style>
    <style:style style:name="P17" style:family="paragraph" style:parent-style-name="Standard" style:list-style-name="L1">
      <style:paragraph-properties fo:text-align="justify" style:justify-single-word="false"/>
      <style:text-properties style:font-name="Ubuntu" officeooo:rsid="0060343c" officeooo:paragraph-rsid="0060343c"/>
    </style:style>
    <style:style style:name="P18" style:family="paragraph" style:parent-style-name="Standard" style:list-style-name="L2">
      <style:text-properties style:font-name="Ubuntu" officeooo:rsid="006c52fd" officeooo:paragraph-rsid="006d0514"/>
    </style:style>
    <style:style style:name="P19" style:family="paragraph" style:parent-style-name="Standard" style:list-style-name="L3">
      <style:text-properties style:font-name="Ubuntu" officeooo:rsid="00604aab" officeooo:paragraph-rsid="00604aab"/>
    </style:style>
    <style:style style:name="P20" style:family="paragraph" style:parent-style-name="Standard" style:list-style-name="L3">
      <style:text-properties style:font-name="Ubuntu" officeooo:rsid="00604aab" officeooo:paragraph-rsid="006e53db"/>
    </style:style>
    <style:style style:name="P21" style:family="paragraph" style:parent-style-name="Standard">
      <style:paragraph-properties fo:text-align="justify" style:justify-single-word="false"/>
      <style:text-properties style:font-name="Ubuntu" officeooo:rsid="00604aab" officeooo:paragraph-rsid="00604aab"/>
    </style:style>
    <style:style style:name="T1" style:family="text">
      <style:text-properties officeooo:rsid="001afe8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afe89" style:font-size-asian="14pt" style:font-weight-asian="bold" style:font-size-complex="14pt" style:font-weight-complex="bold"/>
    </style:style>
    <style:style style:name="T4" style:family="text">
      <style:text-properties officeooo:rsid="003ce67f"/>
    </style:style>
    <style:style style:name="T5" style:family="text">
      <style:text-properties officeooo:rsid="0060343c"/>
    </style:style>
    <style:style style:name="T6" style:family="text">
      <style:text-properties officeooo:rsid="00604aab"/>
    </style:style>
    <style:style style:name="T7" style:family="text">
      <style:text-properties officeooo:rsid="0062fde9"/>
    </style:style>
    <style:style style:name="T8" style:family="text">
      <style:text-properties fo:font-style="italic" style:font-style-asian="italic" style:font-style-complex="italic"/>
    </style:style>
    <style:style style:name="T9" style:family="text">
      <style:text-properties fo:font-style="italic" officeooo:rsid="0062fde9" style:font-style-asian="italic" style:font-style-complex="italic"/>
    </style:style>
    <style:style style:name="T10" style:family="text">
      <style:text-properties fo:font-style="italic" officeooo:rsid="006c253a" style:font-style-asian="italic" style:font-style-complex="italic"/>
    </style:style>
    <style:style style:name="T11" style:family="text">
      <style:text-properties fo:font-style="italic" officeooo:rsid="00694e55" style:font-style-asian="italic" style:font-style-complex="italic"/>
    </style:style>
    <style:style style:name="T12" style:family="text">
      <style:text-properties fo:font-style="italic" officeooo:rsid="006de542" style:font-style-asian="italic" style:font-style-complex="italic"/>
    </style:style>
    <style:style style:name="T13" style:family="text">
      <style:text-properties fo:font-style="italic" officeooo:rsid="006d0514" style:font-style-asian="italic" style:font-style-complex="italic"/>
    </style:style>
    <style:style style:name="T14" style:family="text">
      <style:text-properties fo:font-style="italic" officeooo:rsid="00604aab" style:font-style-asian="italic" style:font-style-complex="italic"/>
    </style:style>
    <style:style style:name="T15" style:family="text">
      <style:text-properties fo:font-style="italic" officeooo:rsid="007017c6" style:font-style-asian="italic" style:font-style-complex="italic"/>
    </style:style>
    <style:style style:name="T16" style:family="text">
      <style:text-properties fo:font-style="italic" officeooo:rsid="006e53db" style:font-style-asian="italic" style:font-style-complex="italic"/>
    </style:style>
    <style:style style:name="T17" style:family="text">
      <style:text-properties fo:font-style="italic" officeooo:rsid="0064fc7d" style:font-style-asian="italic" style:font-style-complex="italic"/>
    </style:style>
    <style:style style:name="T18" style:family="text">
      <style:text-properties officeooo:rsid="0064fc7d"/>
    </style:style>
    <style:style style:name="T19" style:family="text">
      <style:text-properties officeooo:rsid="0066ed88"/>
    </style:style>
    <style:style style:name="T20" style:family="text">
      <style:text-properties officeooo:rsid="00694e55"/>
    </style:style>
    <style:style style:name="T21" style:family="text">
      <style:text-properties officeooo:rsid="006bdbce"/>
    </style:style>
    <style:style style:name="T22" style:family="text">
      <style:text-properties officeooo:rsid="006c1774"/>
    </style:style>
    <style:style style:name="T23" style:family="text">
      <style:text-properties officeooo:rsid="006c253a"/>
    </style:style>
    <style:style style:name="T24" style:family="text">
      <style:text-properties officeooo:rsid="006ce3bc"/>
    </style:style>
    <style:style style:name="T25" style:family="text">
      <style:text-properties officeooo:rsid="006d0514"/>
    </style:style>
    <style:style style:name="T26" style:family="text">
      <style:text-properties officeooo:rsid="006de542"/>
    </style:style>
    <style:style style:name="T27" style:family="text">
      <style:text-properties officeooo:rsid="006e53db"/>
    </style:style>
    <style:style style:name="T28" style:family="text">
      <style:text-properties officeooo:rsid="006eaca9"/>
    </style:style>
    <style:style style:name="T29" style:family="text">
      <style:text-properties fo:font-style="normal" officeooo:rsid="007017c6" style:font-style-asian="normal" style:font-style-complex="normal"/>
    </style:style>
    <style:style style:name="T30" style:family="text">
      <style:text-properties fo:font-style="normal" officeooo:rsid="0077556c" style:font-style-asian="normal" style:font-style-complex="normal"/>
    </style:style>
    <style:style style:name="T31" style:family="text">
      <style:text-properties fo:font-style="normal" officeooo:rsid="007c8504" style:font-style-asian="normal" style:font-style-complex="normal"/>
    </style:style>
    <style:style style:name="T32" style:family="text">
      <style:text-properties officeooo:rsid="0071896f"/>
    </style:style>
    <style:style style:name="T33" style:family="text">
      <style:text-properties officeooo:rsid="007c8504"/>
    </style:style>
    <style:style style:name="T34" style:family="text">
      <style:text-properties officeooo:rsid="007ec860"/>
    </style:style>
    <style:style style:name="T35" style:family="text">
      <style:text-properties officeooo:rsid="0080a8a5"/>
    </style:style>
    <style:style style:name="T36" style:family="text">
      <style:text-properties officeooo:rsid="008372f4"/>
    </style:style>
    <style:style style:name="T37" style:family="text">
      <style:text-properties officeooo:rsid="008526c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table:number-rows-spanned="4" office:value-type="string">
            <text:p text:style-name="P14">Práctica <text:span text:style-name="T28">4. Gestión del tiempo, del coste y de los riesgos</text:span></text:p>
          </table:table-cell>
          <table:table-cell table:style-name="Tabla1.B1" office:value-type="string">
            <text:p text:style-name="P2">Entrega<text:span text:style-name="T1">ble</text:span>: <text:span text:style-name="T1">E</text:span>ste <text:span text:style-name="T1">documento</text:span> <text:span text:style-name="T22">con capturas significativas de Trello y una de hoja de cálculo con el presupuesto</text:span></text:p>
          </table:table-cell>
        </table:table-row>
        <table:table-row>
          <table:covered-table-cell/>
          <table:table-cell table:style-name="Tabla1.B2" office:value-type="string">
            <text:p text:style-name="P13">Fecha Entrega: <text:span text:style-name="T37">4</text:span>/<text:span text:style-name="T22">3</text:span>/<text:span text:style-name="T37">2020</text:span></text:p>
          </table:table-cell>
        </table:table-row>
        <table:table-row>
          <table:covered-table-cell/>
          <table:table-cell table:style-name="Tabla1.B2" office:value-type="string">
            <text:p text:style-name="P13">Equipo: Individual</text:p>
          </table:table-cell>
        </table:table-row>
        <table:table-row>
          <table:covered-table-cell/>
          <table:table-cell table:style-name="Tabla1.B2" office:value-type="string">
            <text:p text:style-name="P15">Herramienta<text:span text:style-name="T4">s</text:span>: <text:span text:style-name="T5">Trello, TeamGantt, Hoja de cálculo, Card Repeater</text:span></text:p>
          </table:table-cell>
        </table:table-row>
      </table:table>
      <text:p text:style-name="P1"/>
      <text:p text:style-name="P1"><text:span text:style-name="T2">Introducci</text:span><text:span text:style-name="T3">ó</text:span><text:span text:style-name="T2">n</text:span></text:p>
      <text:p text:style-name="P1"/>
      <text:p text:style-name="P11">Esta práctica se centra en la gestión del tiempo que lleva asociada la gestión del coste del proyecto. Los riesgos es una área de conocimiento que debe ser considerada por su capacidad de afectar a la planificación del calendario del proyecto.</text:p>
      <text:p text:style-name="P3"/>
      <text:p text:style-name="P4">Desarrollo de la práctica</text:p>
      <text:p text:style-name="P1"/>
      <text:p text:style-name="P5"/>
      <text:p text:style-name="P16"><text:span text:style-name="T6">1.-Activar el </text:span><text:span text:style-name="T14">Power-Up</text:span><text:span text:style-name="T6"> </text:span><text:span text:style-name="T8">TeamGan</text:span><text:span text:style-name="T12">t</text:span><text:span text:style-name="T8">t</text:span> <text:span text:style-name="T25">en </text:span><text:span text:style-name="T13">Trello</text:span><text:span text:style-name="T25"> en un nuevo tablero. La versión de prueba tiene un proyecto incluido.</text:span></text:p>
      <text:p text:style-name="P16"/>
      <text:p text:style-name="P9">2.-<text:span text:style-name="T20">A partir del WBS del proyecto detalla varias actividades en una nueva fase denominada </text:span><text:span text:style-name="T11">“INSTALACIÓN, DESPLIEGUE Y PRUEBAS”</text:span><text:span text:style-name="T20"> <text:s/>en el tablero en que se ha activador </text:span><text:span text:style-name="T11">TeamGantt. </text:span><text:span text:style-name="T30">Por simplificar, se </text:span><text:span text:style-name="T31">supone</text:span><text:span text:style-name="T30"> un ciclo de vida del proyecto LINEAL.</text:span></text:p>
      <text:p text:style-name="P16"/>
      <text:p text:style-name="P16">Detalle <text:span text:style-name="T20">mínimo</text:span>:</text:p>
      <text:list xml:id="list2876057696983312476" text:style-name="L1">
        <text:list-item>
          <text:p text:style-name="P17"><text:span text:style-name="T21">10</text:span> actividades</text:p>
        </text:list-item>
        <text:list-item>
          <text:p text:style-name="P17">Relacionar <text:span text:style-name="T19">actividades</text:span> <text:span text:style-name="T23">con lógica </text:span><text:span text:style-name="T10">Finish to Start</text:span></text:p>
        </text:list-item>
      </text:list>
      <text:p text:style-name="P16"/>
      <text:p text:style-name="P9"><text:span text:style-name="T7">2.2.-Realizar un </text:span>presupuesto <text:span text:style-name="T15">aproximado </text:span><text:span text:style-name="T29">(no es necesario buscar cotizaciones reales, basta con aproximaciones coherentes)</text:span><text:span text:style-name="T9"> </text:span>siguiendo <text:span text:style-name="T7">las partidas más significativas de la </text:span>plantilla <text:span text:style-name="T7">proporcionada y manteniendo una numeración coherente.</text:span></text:p>
      <text:p text:style-name="P7"/>
      <text:p text:style-name="P10"><text:span text:style-name="T36">Como mínimo se pide estas p</text:span>artidas <text:span text:style-name="T36">de coste</text:span>*: </text:p>
      <text:list xml:id="list8939941980197604556" text:style-name="L2">
        <text:list-item>
          <text:p text:style-name="P18">Project team</text:p>
        </text:list-item>
        <text:list-item>
          <text:p text:style-name="P18">Hardware cost</text:p>
        </text:list-item>
        <text:list-item>
          <text:p text:style-name="P18">Software cost</text:p>
          <text:p text:style-name="P18"/>
        </text:list-item>
      </text:list>
      <text:p text:style-name="P12"><text:span text:style-name="T34">*Extraído</text:span> de <text:a xlink:type="simple" xlink:href="https://www.axia-consulting.co.uk/html/project_budget_template.html" text:style-name="Internet_20_link" text:visited-style-name="Visited_20_Internet_20_Link"><text:span text:style-name="T32">https://www.axia-consulting.co.uk/html/project_budget_template.html</text:span></text:a><text:span text:style-name="T32"> </text:span></text:p>
      <text:p text:style-name="P8"/>
      <text:p text:style-name="P8">3.-<text:span text:style-name="T24">Identificar un mínimo de 5</text:span> riesgos <text:span text:style-name="T25">(pueden ser del listado proporcionado en la bibliografía, </text:span><text:a xlink:type="simple" xlink:href="https://management.simplicable.com/management/new/130-project-risks" text:style-name="Internet_20_link" text:visited-style-name="Visited_20_Internet_20_Link"><text:span text:style-name="T25">https://management.simplicable.com/management/new/130-project-risks</text:span></text:a><text:span text:style-name="T25">) y definirlos como tarjetas en un tablero específico:</text:span></text:p>
      <text:list xml:id="list6271076415637182327" text:style-name="L3">
        <text:list-item>
          <text:p text:style-name="P19"><text:span text:style-name="T24">En</text:span> la <text:span text:style-name="T25">descripción</text:span> <text:span text:style-name="T24">detallar el </text:span>plan de <text:span text:style-name="T26">acción</text:span> <text:span text:style-name="T24">de cada uno</text:span></text:p>
        </text:list-item>
        <text:list-item>
          <text:p text:style-name="P20"><text:span text:style-name="T25">Establecer </text:span>fechas de control <text:span text:style-name="T27">cada cierto tiempo: activa el </text:span><text:span text:style-name="T16">Power-Up</text:span><text:span text:style-name="T27"> </text:span><text:span text:style-name="T16">Card Repeater</text:span><text:span text:style-name="T27"> para cada cierto tiempo que se cree una nueva tarjeta en un tabero para la revisión del riesgo.</text:span></text:p>
        </text:list-item>
      </text:list>
      <text:p text:style-name="P6"/>
      <text:p text:style-name="P9">4.-<text:span text:style-name="T33">Explica varias limitaciones que hayas detectado p</text:span>or <text:span text:style-name="T35">las </text:span>qu<text:span text:style-name="T35">e</text:span> la <text:span text:style-name="T21">elaboración</text:span> de <text:span text:style-name="T36">un</text:span> presupuesto<text:span text:style-name="T18"> no sea recomendable en </text:span><text:span text:style-name="T17">T</text:span><text:span text:style-name="T8">rello</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7:53:55.360458719</meta:creation-date>
    <dc:date>2020-02-26T12:53:31.414248080</dc:date>
    <meta:editing-duration>P4DT18H13M26S</meta:editing-duration>
    <meta:editing-cycles>108</meta:editing-cycles>
    <meta:generator>LibreOffice/5.1.6.2$Linux_X86_64 LibreOffice_project/10m0$Build-2</meta:generator>
    <meta:document-statistic meta:table-count="1" meta:image-count="0" meta:object-count="0" meta:page-count="1" meta:paragraph-count="24" meta:word-count="290" meta:character-count="1960" meta:non-whitespace-character-count="1698"/>
  </office:meta>
</office:document-meta>
</file>